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  <style:text-properties fo:font-size="12pt" fo:language="en" fo:country="GB"/>
    </style:style>
    <style:style style:name="P3" style:family="paragraph">
      <style:paragraph-properties fo:text-align="center" style:writing-mode="lr-tb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/>
      <style:paragraph-properties fo:text-align="center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color="#3465a4" loext:opacity="100%" fo:font-size="12pt"/>
    </style:style>
    <style:style style:name="P11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fo:font-size="12pt" fo:language="en" fo:country="GB"/>
    </style:style>
    <style:style style:name="T4" style:family="text">
      <style:text-properties fo:font-size="12pt" fo:language="en" fo:country="GB" style:font-size-asian="13pt" style:font-size-complex="13pt"/>
    </style:style>
    <style:style style:name="T5" style:family="text">
      <style:text-properties style:text-position="-33% 58%" fo:font-size="12pt" fo:language="en" fo:country="GB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2pt" fo:language="en" fo:country="G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465a4" loext:opacity="100%" fo:font-size="12pt"/>
    </style:style>
    <style:style style:name="T14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197cm" svg:y="2.492cm">
          <draw:text-box>
            <text:p><text:span text:style-name="T1">v</text:span><text:span text:style-name="T2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0.966cm" svg:x="8.996cm" svg:y="3.612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3" xml:id="id5" draw:id="id5" draw:layer="layout" svg:width="1.656cm" svg:height="1.98cm" svg:x="4.787cm" svg:y="5.075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878cm" svg:y="6.321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3"> </text:span></text:p>
          </draw:text-box>
        </draw:frame>
        <draw:connector draw:style-name="gr5" draw:text-style-name="P6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6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6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6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6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6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6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4" draw:layer="layout" svg:width="1.561cm" svg:height="1.114cm" svg:x="9.936cm" svg:y="5.5cm">
          <draw:text-box>
            <text:p><text:span text:style-name="T3">I</text:span><text:span text:style-name="T8">c</text:span></text:p>
          </draw:text-box>
        </draw:frame>
        <draw:frame draw:style-name="gr13" draw:text-style-name="P1" draw:layer="layout" svg:width="1.238cm" svg:height="1.187cm" svg:x="3.272cm" svg:y="1.663cm">
          <draw:text-box>
            <text:p><text:span text:style-name="T1">R</text:span><text:span text:style-name="T2">1</text:span></text:p>
          </draw:text-box>
        </draw:frame>
        <draw:frame draw:style-name="gr14" draw:text-style-name="P1" draw:layer="layout" svg:width="1.162cm" svg:height="1.114cm" svg:x="3.188cm" svg:y="7.781cm">
          <draw:text-box>
            <text:p><text:span text:style-name="T1">R</text:span><text:span text:style-name="T2">7</text:span></text:p>
          </draw:text-box>
        </draw:frame>
        <draw:frame draw:style-name="gr13" draw:text-style-name="P7" draw:layer="layout" svg:width="1.238cm" svg:height="1.187cm" svg:x="7.062cm" svg:y="4.676cm">
          <draw:text-box>
            <text:p><text:span text:style-name="T9">R</text:span><text:span text:style-name="T10">5</text:span></text:p>
          </draw:text-box>
        </draw:frame>
        <draw:frame draw:style-name="gr15" draw:text-style-name="P1" draw:layer="layout" svg:width="1.47cm" svg:height="1.944cm" svg:x="3.262cm" svg:y="4.613cm">
          <draw:text-box>
            <text:p><text:span text:style-name="T1">R</text:span><text:span text:style-name="T2">4</text:span></text:p>
          </draw:text-box>
        </draw:frame>
        <draw:frame draw:style-name="gr16" draw:text-style-name="P1" draw:layer="layout" svg:width="1.238cm" svg:height="1.186cm" svg:x="5.734cm" svg:y="2.433cm">
          <draw:text-box>
            <text:p><text:span text:style-name="T1">R</text:span><text:span text:style-name="T2">3</text:span></text:p>
          </draw:text-box>
        </draw:frame>
        <draw:frame draw:style-name="gr13" draw:text-style-name="P1" draw:layer="layout" svg:width="1.238cm" svg:height="1.187cm" svg:x="6.954cm" svg:y="1.627cm">
          <draw:text-box>
            <text:p><text:span text:style-name="T1">R</text:span><text:span text:style-name="T2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<text:span text:style-name="T1">R</text:span><text:span text:style-name="T2">6</text:span></text:p>
          </draw:text-box>
        </draw:frame>
        <draw:custom-shape draw:style-name="gr17" draw:text-style-name="P6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.202cm" svg:height="2.702cm" svg:x="4.563cm" svg:y="1.993cm">
          <draw:text-box>
            <text:p><text:span text:style-name="T1">+</text:span></text:p>
            <text:p><text:span text:style-name="T1">V</text:span><text:span text:style-name="T2">b</text:span></text:p>
            <text:p><text:span text:style-name="T1">-</text:span>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175cm" svg:y="5.564cm">
          <draw:text-box>
            <text:p><text:span text:style-name="T11">I</text:span><text:span text:style-name="T12">d</text:span></text:p>
          </draw:text-box>
        </draw:frame>
        <draw:g xml:id="id4" draw:id="id4">
          <draw:line draw:style-name="gr21" draw:text-style-name="P8" draw:layer="layout" svg:x1="9.059cm" svg:y1="5.312cm" svg:x2="9.059cm" svg:y2="5.754cm">
            <text:p/>
          </draw:line>
          <draw:line draw:style-name="gr21" draw:text-style-name="P8" draw:layer="layout" svg:x1="8.473cm" svg:y1="5.758cm" svg:x2="9.643cm" svg:y2="5.758cm">
            <text:p/>
          </draw:line>
          <draw:line draw:style-name="gr21" draw:text-style-name="P8" draw:layer="layout" svg:x1="8.474cm" svg:y1="6.202cm" svg:x2="9.644cm" svg:y2="6.202cm">
            <text:p/>
          </draw:line>
          <draw:line draw:style-name="gr21" draw:text-style-name="P8" draw:layer="layout" svg:x1="9.059cm" svg:y1="6.199cm" svg:x2="9.059cm" svg:y2="6.641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7" draw:layer="layout" svg:width="1.021cm" svg:height="1.024cm" svg:x="7.816cm" svg:y="5.61cm">
          <draw:text-box>
            <text:p><text:span text:style-name="T9">C</text:span></text:p>
          </draw:text-box>
        </draw:frame>
        <draw:g>
          <draw:line draw:style-name="gr23" draw:text-style-name="P8" draw:layer="layout" svg:x1="1.11cm" svg:y1="4.919cm" svg:x2="0.225cm" svg:y2="4.927cm">
            <text:p/>
          </draw:line>
          <draw:line draw:style-name="gr23" draw:text-style-name="P8" draw:layer="layout" svg:x1="1.111cm" svg:y1="4.914cm" svg:x2="0.226cm" svg:y2="4.922cm">
            <text:p/>
          </draw:line>
          <draw:line draw:style-name="gr23" draw:text-style-name="P8" draw:layer="layout" svg:x1="0.467cm" svg:y1="5.096cm" svg:x2="0.907cm" svg:y2="5.096cm">
            <text:p/>
          </draw:line>
          <draw:line draw:style-name="gr23" draw:text-style-name="P8" draw:layer="layout" svg:x1="0.585cm" svg:y1="5.249cm" svg:x2="0.797cm" svg:y2="5.249cm">
            <text:p/>
          </draw:line>
          <draw:line draw:style-name="gr23" draw:text-style-name="P8" draw:layer="layout" svg:x1="0.679cm" svg:y1="4.908cm" svg:x2="0.683cm" svg:y2="4.515cm">
            <text:p/>
          </draw:line>
        </draw:g>
        <draw:connector draw:style-name="gr24" draw:text-style-name="P6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0" draw:layer="layout" svg:width="0.853cm" svg:height="0.962cm" svg:x="1.112cm" svg:y="0.599cm">
          <draw:text-box>
            <text:p><text:span text:style-name="T13">1</text:span></text:p>
          </draw:text-box>
        </draw:frame>
        <draw:frame draw:style-name="gr26" draw:text-style-name="P10" draw:layer="layout" svg:width="0.853cm" svg:height="1.157cm" svg:x="5.305cm" svg:y="0.607cm">
          <draw:text-box>
            <text:p><text:span text:style-name="T13">2</text:span></text:p>
          </draw:text-box>
        </draw:frame>
        <draw:frame draw:style-name="gr25" draw:text-style-name="P10" draw:layer="layout" svg:width="0.853cm" svg:height="0.962cm" svg:x="9.128cm" svg:y="0.757cm">
          <draw:text-box>
            <text:p><text:span text:style-name="T13">3</text:span></text:p>
          </draw:text-box>
        </draw:frame>
        <draw:frame draw:style-name="gr27" draw:text-style-name="P10" draw:layer="layout" svg:width="0.909cm" svg:height="1.025cm" svg:x="5.478cm" svg:y="3.804cm">
          <draw:text-box>
            <text:p><text:span text:style-name="T13">5</text:span></text:p>
          </draw:text-box>
        </draw:frame>
        <draw:custom-shape draw:style-name="gr17" draw:text-style-name="P6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0.908cm" svg:height="1.025cm" svg:x="1.543cm" svg:y="7.649cm">
          <draw:text-box>
            <text:p><text:span text:style-name="T13">7</text:span></text:p>
          </draw:text-box>
        </draw:frame>
        <draw:frame draw:style-name="gr28" draw:text-style-name="P11" draw:layer="layout" svg:width="0.908cm" svg:height="1.025cm" svg:x="5.311cm" svg:y="7.743cm">
          <draw:text-box>
            <text:p><text:span text:style-name="T14">8</text:span></text:p>
          </draw:text-box>
        </draw:frame>
        <draw:frame draw:style-name="gr27" draw:text-style-name="P10" draw:layer="layout" svg:width="0.909cm" svg:height="1.025cm" svg:x="9.086cm" svg:y="4.108cm">
          <draw:text-box>
            <text:p><text:span text:style-name="T13">6</text:span></text:p>
          </draw:text-box>
        </draw:frame>
        <draw:custom-shape draw:style-name="gr17" draw:text-style-name="P6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0.853cm" svg:height="0.962cm" svg:x="1.08cm" svg:y="3.753cm">
          <draw:text-box>
            <text:p><text:span text:style-name="T13">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9:41:23.800010842</meta:creation-date>
    <dc:date>2021-04-04T05:52:10.810677615</dc:date>
    <meta:editing-duration>PT27M48S</meta:editing-duration>
    <meta:editing-cycles>7</meta:editing-cycles>
    <meta:generator>LibreOffice/7.1.1.2$Windows_X86_64 LibreOffice_project/fe0b08f4af1bacafe4c7ecc87ce55bb426164676</meta:generator>
    <meta:document-statistic meta:object-count="70"/>
  </office:meta>
</office:document-meta>
</file>